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83in" svg:height="3.5449in" svg:x="1.5717in" svg:y="0.6067in">
            <draw:object draw:notify-on-update-of-ranges="Sheet1.B2:Sheet1.B43 Sheet1.C2:Sheet1.C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6" calcext:value-type="float">
            <text:p>376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3" calcext:value-type="float">
            <text:p>413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3" calcext:value-type="float">
            <text:p>32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9" calcext:value-type="float">
            <text:p>239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7" calcext:value-type="float">
            <text:p>23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6" calcext:value-type="float">
            <text:p>13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 style:data-style-name="N2" text:time-value="13:32:01.789672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9T13:32:37.542665625</dc:date>
    <meta:generator>LibreOffice/4.2.6.3$Linux_X86_64 LibreOffice_project/420m0$Build-3</meta:generator>
    <meta:editing-duration>P0D</meta:editing-duration>
    <meta:editing-cycles>1</meta:editing-cycles>
    <meta:document-statistic meta:table-count="1" meta:cell-count="1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4cm" svg:height="9.005cm" xlink:href="." xlink:type="simple" chart:class="chart:line" chart:style-name="ch1">
        <chart:title svg:x="6.037cm" svg:y="0.316cm" chart:style-name="ch2">
          <text:p>Negative examples</text:p>
        </chart:title>
        <chart:legend chart:legend-position="bottom" svg:x="4.245cm" svg:y="8.222cm" style:legend-expansion="wide" chart:style-name="ch3"/>
        <chart:plot-area chart:style-name="ch4" chart:data-source-has-labels="both" svg:x="1.331cm" svg:y="1.661cm" svg:width="14.053cm" svg:height="5.4cm">
          <chartooo:coordinate-region svg:x="2.323cm" svg:y="1.861cm" svg:width="12.874cm" svg:height="4.155cm"/>
          <chart:axis chart:dimension="x" chart:name="primary-x" chart:style-name="ch5" chartooo:axis-type="text">
            <chart:title svg:x="7.136cm" svg:y="7.241cm" chart:style-name="ch6">
              <text:p>Threshold value</text:p>
            </chart:title>
            <chart:categories table:cell-range-address="local-table.$A$2:.$A$43"/>
          </chart:axis>
          <chart:axis chart:dimension="y" chart:name="primary-y" chart:style-name="ch7">
            <chart:title svg:x="0.451cm" svg:y="7.024cm" chart:style-name="ch8">
              <text:p>No. of anomaly detected (Max 4000)</text:p>
            </chart:title>
            <chart:grid chart:style-name="ch9" chart:class="major"/>
          </chart:axis>
          <chart:series chart:style-name="ch10" chart:values-cell-range-address="local-table.$B$2:.$B$43" chart:label-cell-address="local-table.$B$1" chart:class="chart:line">
            <chart:data-point chart:repeated="42"/>
          </chart:series>
          <chart:series chart:style-name="ch11" chart:values-cell-range-address="local-table.$C$2:.$C$43" chart:label-cell-address="local-table.$C$1" chart:class="chart:line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omaly_inside_box</text:p>
              </table:table-cell>
              <table:table-cell office:value-type="string">
                <text:p>All_anomali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2">
                <text:p>592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9">
                <text:p>469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">
                <text:p>37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">
                <text:p>33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3">
                <text:p>413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3">
                <text:p>32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8">
                <text:p>22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9">
                <text:p>23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1">
                <text:p>21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7">
                <text:p>237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2">
                <text:p>22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4">
                <text:p>17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7">
                <text:p>14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">
                <text:p>15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6">
                <text:p>13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">
                <text:p>9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">
                <text:p>9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